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5pt" officeooo:rsid="0001841d" officeooo:paragraph-rsid="0001841d" style:font-size-asian="15pt" style:font-size-complex="15pt"/>
    </style:style>
    <style:style style:name="P2" style:family="paragraph" style:parent-style-name="Standard">
      <style:text-properties fo:font-size="15pt" style:text-underline-style="solid" style:text-underline-width="auto" style:text-underline-color="font-color" officeooo:rsid="0001841d" officeooo:paragraph-rsid="0001841d" style:font-size-asian="15pt" style:font-size-complex="15pt"/>
    </style:style>
    <style:style style:name="P3" style:family="paragraph" style:parent-style-name="Standard" style:list-style-name="L1">
      <style:text-properties fo:font-size="12pt" officeooo:rsid="0001841d" officeooo:paragraph-rsid="0001841d" style:font-size-asian="10.5pt" style:font-size-complex="12pt"/>
    </style:style>
    <style:style style:name="P4" style:family="paragraph" style:parent-style-name="Standard" style:list-style-name="L1">
      <style:text-properties fo:font-size="12pt" officeooo:rsid="0002fc97" officeooo:paragraph-rsid="0002fc97" style:font-size-asian="10.5pt" style:font-size-complex="12pt"/>
    </style:style>
    <style:style style:name="P5" style:family="paragraph" style:parent-style-name="Standard" style:list-style-name="L1">
      <style:text-properties fo:font-size="12pt" officeooo:rsid="0004e9c4" officeooo:paragraph-rsid="0004e9c4" style:font-size-asian="10.5pt" style:font-size-complex="12pt"/>
    </style:style>
    <style:style style:name="P6" style:family="paragraph" style:parent-style-name="Standard">
      <style:text-properties fo:font-size="12pt" officeooo:rsid="0004e9c4" officeooo:paragraph-rsid="0004e9c4" style:font-size-asian="10.5pt" style:font-size-complex="12pt"/>
    </style:style>
    <style:style style:name="P7" style:family="paragraph" style:parent-style-name="Standard" style:list-style-name="L1">
      <style:text-properties fo:font-size="12pt" officeooo:rsid="0005b460" officeooo:paragraph-rsid="0005b460" style:font-size-asian="10.5pt" style:font-size-complex="12pt"/>
    </style:style>
    <style:style style:name="P8" style:family="paragraph" style:parent-style-name="Standard" style:list-style-name="L1">
      <style:text-properties officeooo:paragraph-rsid="0001841d"/>
    </style:style>
    <style:style style:name="T1" style:family="text">
      <style:text-properties fo:font-size="12pt" officeooo:rsid="0001841d" style:font-size-asian="10.5pt" style:font-size-complex="12pt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weight="normal" style:font-weight-asian="normal" style:font-weight-complex="normal"/>
    </style:style>
    <style:style style:name="T4" style:family="text">
      <style:text-properties style:text-position="0% 100%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4e9c4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ING 10/17</text:p>
      <text:p text:style-name="P1">The Long History of Chinese</text:p>
      <text:p text:style-name="P1"/>
      <text:list text:style-name="L1">
        <text:list-item>
          <text:p text:style-name="P3">Ethno-genesis &amp; Ethno-maintenance</text:p>
          <text:list>
            <text:list-item>
              <text:p text:style-name="P3">Ethnic splits: Serbo-Croatian, Hindi-Urdu, both use writing to make the languages as different as possible</text:p>
            </text:list-item>
          </text:list>
        </text:list-item>
        <text:list-item>
          <text:p text:style-name="P8"><text:span text:style-name="T1">Chinese has so many different languages, all connected to Chinese national identity via the logo-graphs</text:span></text:p>
          <text:list>
            <text:list-item>
              <text:p text:style-name="P3"><text:s/>So “China” could be seen as one long, engineered “ethno-maintenance” project over thousands of years.</text:p>
            </text:list-item>
          </text:list>
        </text:list-item>
        <text:list-item>
          <text:p text:style-name="P4">Classical Chinese langauge/script in place by 700-400 BCE</text:p>
          <text:list>
            <text:list-item>
              <text:p text:style-name="P4">contemporary with ancient latin, greek, and aramaic,</text:p>
            </text:list-item>
            <text:list-item>
              <text:p text:style-name="P4">but continued everyday use into the 20<text:span text:style-name="T2">th</text:span> century</text:p>
            </text:list-item>
            <text:list-item>
              <text:p text:style-name="P4">Extraordinary period of language continuity</text:p>
            </text:list-item>
          </text:list>
        </text:list-item>
        <text:list-item>
          <text:p text:style-name="P4">Since the language continues to evolve on the street, <text:span text:style-name="T5">diglossia </text:span><text:span text:style-name="T6">is formed</text:span></text:p>
        </text:list-item>
        <text:list-item>
          <text:p text:style-name="P4"><text:span text:style-name="T6">Comparable to Arabic: classical language vs various local dialects</text:span></text:p>
        </text:list-item>
        <text:list-item>
          <text:p text:style-name="P4"><text:span text:style-name="T6">Cantonese is generally the most conservative Chinese</text:span></text:p>
        </text:list-item>
        <text:list-item>
          <text:p text:style-name="P4"><text:span text:style-name="T6">China was invaded many times by Machu and Mongols and more, languages unrelated to Chinese, </text:span><text:span text:style-name="T7">but Chinese persisted</text:span></text:p>
        </text:list-item>
        <text:list-item>
          <text:p text:style-name="P5"><text:span text:style-name="T6">Like Arabic, Mandarin was modernized in the 20</text:span><text:span text:style-name="T3">th</text:span><text:span text:style-name="T6"> century, creating Mandarin Chinese Standard</text:span></text:p>
        </text:list-item>
      </text:list>
      <text:p text:style-name="P6"><text:span text:style-name="T6"/></text:p>
      <text:p text:style-name="P6"><text:span text:style-name="T6">Beyond China</text:span></text:p>
      <text:list text:continue-numbering="true" text:style-name="L1">
        <text:list-item>
          <text:p text:style-name="P5"><text:span text:style-name="T6">China occupied and controlled Northern Vietnam for over 1000yrs</text:span></text:p>
        </text:list-item>
        <text:list-item>
          <text:p text:style-name="P5"><text:span text:style-name="T6">Korean, Japanese, and Vietnamese were all originally Chinese script, later seperated themselves</text:span></text:p>
        </text:list-item>
        <text:list-item>
          <text:p text:style-name="P7"><text:span text:style-name="T6">Chinese was a prestige language. This is why it spread even though Japan was never occupied by China</text:span></text:p>
        </text:list-item>
        <text:list-item>
          <text:p text:style-name="P7"><text:span text:style-name="T6">Jap-Chinese language mixture is complicated and symbolic in many ways</text:span></text:p>
        </text:list-item>
        <text:list-item>
          <text:p text:style-name="P7"><text:span text:style-name="T6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7T14:29:59.629601382</meta:creation-date>
    <dc:date>2025-10-17T15:10:32.498060569</dc:date>
    <meta:editing-duration>PT7M12S</meta:editing-duration>
    <meta:editing-cycles>1</meta:editing-cycles>
    <meta:document-statistic meta:table-count="0" meta:image-count="0" meta:object-count="0" meta:page-count="1" meta:paragraph-count="21" meta:word-count="211" meta:character-count="1334" meta:non-whitespace-character-count="1160"/>
    <meta:generator>LibreOffice/24.2.7.2$Linux_X86_64 LibreOffice_project/420$Build-2</meta:generator>
  </office:meta>
</office:document-meta>
</file>